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8437in" svg:height="3.5071in" svg:x="0.0866in" svg:y="1.4449in">
            <draw:object draw:notify-on-update-of-ranges="Sheet1.A3:Sheet1.A3 Sheet1.A4:Sheet1.A7 Sheet1.B3:Sheet1.B3 Sheet1.B4:Sheet1.B7 Sheet1.A3:Sheet1.A3 Sheet1.A4:Sheet1.A7 Sheet1.C3:Sheet1.C3 Sheet1.C4:Sheet1.C7 Sheet1.A3:Sheet1.A3 Sheet1.A4:Sheet1.A7 Sheet1.D3:Sheet1.D3 Sheet1.D4:Sheet1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24in" svg:height="3.5492in" svg:x="12.9618in" svg:y="4.0831in">
            <draw:object draw:notify-on-update-of-ranges="Sheet1.I25:Sheet1.I25 Sheet1.I26:Sheet1.I31 Sheet1.J25:Sheet1.J25 Sheet1.J26:Sheet1.J31 Sheet1.I25:Sheet1.I25 Sheet1.I26:Sheet1.I31 Sheet1.K25:Sheet1.K25 Sheet1.K26:Sheet1.K31 Sheet1.I25:Sheet1.I25 Sheet1.I26:Sheet1.I31 Sheet1.L25:Sheet1.L25 Sheet1.L26:Sheet1.L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13in" svg:height="3.5386in" svg:x="11.6626in" svg:y="0.2094in">
            <draw:object draw:notify-on-update-of-ranges="Sheet1.J1:Sheet1.J1 Sheet1.J2:Sheet1.J4 Sheet1.K1:Sheet1.K1 Sheet1.K2:Sheet1.K4 Sheet1.L1:Sheet1.L1 Sheet1.L2:Sheet1.L4 Sheet1.M1:Sheet1.M1 Sheet1.M2:Sheet1.M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2in" svg:height="3.5488in" svg:x="10.0709in" svg:y="7.4228in">
            <draw:object draw:notify-on-update-of-ranges="Sheet1.I25:Sheet1.I25 Sheet1.I26:Sheet1.I28 Sheet1.J25:Sheet1.J25 Sheet1.J26:Sheet1.J28 Sheet1.I25:Sheet1.I25 Sheet1.I26:Sheet1.I28 Sheet1.K25:Sheet1.K25 Sheet1.K26:Sheet1.K28 Sheet1.I25:Sheet1.I25 Sheet1.I26:Sheet1.I28 Sheet1.L25:Sheet1.L25 Sheet1.L26:Sheet1.L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7.3362in" svg:height="4.6894in" svg:x="0.7311in" svg:y="7.8736in">
            <draw:object draw:notify-on-update-of-ranges="Sheet1.D35:Sheet1.D35 Sheet1.D36:Sheet1.D41 Sheet1.E35:Sheet1.E35 Sheet1.E36:Sheet1.E41 Sheet1.D35:Sheet1.D35 Sheet1.D36:Sheet1.D41 Sheet1.F35:Sheet1.F35 Sheet1.F36:Sheet1.F41 Sheet1.D35:Sheet1.D35 Sheet1.D36:Sheet1.D41 Sheet1.G35:Sheet1.G35 Sheet1.G36:Sheet1.G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7.8614in" svg:height="5.1087in" svg:x="6.7681in" svg:y="9.5272in">
            <draw:object draw:notify-on-update-of-ranges="Sheet1.D35:Sheet1.D35 Sheet1.D36:Sheet1.D39 Sheet1.E35:Sheet1.E35 Sheet1.E36:Sheet1.E39 Sheet1.D35:Sheet1.D35 Sheet1.D36:Sheet1.D39 Sheet1.F35:Sheet1.F35 Sheet1.F36:Sheet1.F39 Sheet1.D35:Sheet1.D35 Sheet1.D36:Sheet1.D39 Sheet1.G35:Sheet1.G35 Sheet1.G36:Sheet1.G3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0"/>
          <table:table-cell office:value-type="string" calcext:value-type="string">
            <text:p>Gauss optimizado para Band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Gaus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4xm</text:p>
          </table:table-cell>
          <table:table-cell office:value-type="float" office:value="0.152" calcext:value-type="float">
            <text:p>0.152</text:p>
          </table:table-cell>
          <table:table-cell office:value-type="float" office:value="0.587" calcext:value-type="float">
            <text:p>0.587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Gauss optimizado para Band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string" calcext:value-type="string">
            <text:p>2xm 2xn</text:p>
          </table:table-cell>
          <table:table-cell office:value-type="float" office:value="0.246" calcext:value-type="float">
            <text:p>0.246</text:p>
          </table:table-cell>
          <table:table-cell office:value-type="float" office:value="0.8" calcext:value-type="float">
            <text:p>0.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table:style-name="ce2" office:value-type="float" office:value="0.046" calcext:value-type="float">
            <text:p>0.046</text:p>
          </table:table-cell>
          <table:table-cell table:number-columns-repeated="5"/>
          <table:table-cell office:value-type="string" calcext:value-type="string">
            <text:p>4xn</text:p>
          </table:table-cell>
          <table:table-cell office:value-type="float" office:value="0.516" calcext:value-type="float">
            <text:p>0.516</text:p>
          </table:table-cell>
          <table:table-cell office:value-type="float" office:value="1.117" calcext:value-type="float">
            <text:p>1.117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3" calcext:value-type="float">
            <text:p>0.063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1" calcext:value-type="float">
            <text:p>0.761</text:p>
          </table:table-cell>
          <table:table-cell office:value-type="float" office:value="0.631" calcext:value-type="float">
            <text:p>0.63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3" calcext:value-type="float">
            <text:p>0.363</text:p>
          </table:table-cell>
          <table:table-cell office:value-type="float" office:value="2.697" calcext:value-type="float">
            <text:p>2.697</text:p>
          </table:table-cell>
          <table:table-cell office:value-type="float" office:value="2.313" calcext:value-type="float">
            <text:p>2.313</text:p>
          </table:table-cell>
          <table:table-cell table:number-columns-repeated="9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ninst</text:p>
          </table:table-cell>
          <table:table-cell office:value-type="string" calcext:value-type="string">
            <text:p>Gauss optimizado para Band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Gauss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1" calcext:value-type="float">
            <text:p>0.131</text:p>
          </table:table-cell>
          <table:table-cell office:value-type="float" office:value="0.227" calcext:value-type="float">
            <text:p>0.227</text:p>
          </table:table-cell>
          <table:table-cell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0.534" calcext:value-type="float">
            <text:p>0.534</text:p>
          </table:table-cell>
          <table:table-cell office:value-type="float" office:value="0.333" calcext:value-type="float">
            <text:p>0.333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0.924" calcext:value-type="float">
            <text:p>0.924</text:p>
          </table:table-cell>
          <table:table-cell office:value-type="float" office:value="0.652" calcext:value-type="float">
            <text:p>0.652</text:p>
          </table:table-cell>
          <table:table-cell office:value-type="float" office:value="1.942" calcext:value-type="float">
            <text:p>1.942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inst</text:p>
          </table:table-cell>
          <table:table-cell office:value-type="string" calcext:value-type="string">
            <text:p>Gauss optimizado para Band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Gaus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4" calcext:value-type="float">
            <text:p>0.2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3" calcext:value-type="float">
            <text:p>0.273</text:p>
          </table:table-cell>
          <table:table-cell office:value-type="float" office:value="0.353" calcext:value-type="float">
            <text:p>0.3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1" calcext:value-type="float">
            <text:p>0.391</text:p>
          </table:table-cell>
          <table:table-cell office:value-type="float" office:value="0.587" calcext:value-type="float">
            <text:p>0.5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532" calcext:value-type="float">
            <text:p>0.532</text:p>
          </table:table-cell>
          <table:table-cell office:value-type="float" office:value="0.516" calcext:value-type="float">
            <text:p>0.516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.897" calcext:value-type="float">
            <text:p>1.897</text:p>
          </table:table-cell>
          <table:table-cell office:value-type="float" office:value="1.603" calcext:value-type="float">
            <text:p>1.603</text:p>
          </table:table-cell>
          <table:table-cell office:value-type="float" office:value="4.132" calcext:value-type="float">
            <text:p>4.1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.598" calcext:value-type="float">
            <text:p>3.598</text:p>
          </table:table-cell>
          <table:table-cell office:value-type="float" office:value="2.784" calcext:value-type="float">
            <text:p>2.784</text:p>
          </table:table-cell>
          <table:table-cell office:value-type="float" office:value="7.658" calcext:value-type="float">
            <text:p>7.65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D3:Sheet1.D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20:20:01.495164372</meta:creation-date>
    <dc:date>2015-09-02T22:11:18.671309719</dc:date>
    <meta:editing-duration>PT1H37M17S</meta:editing-duration>
    <meta:editing-cycles>4</meta:editing-cycles>
    <meta:generator>LibreOffice/4.2.8.2$Linux_X86_64 LibreOffice_project/420m0$Build-2</meta:generator>
    <meta:document-statistic meta:table-count="1" meta:cell-count="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84cm" svg:height="8.909cm" xlink:href=".." xlink:type="simple" chart:class="chart:scatter" chart:style-name="ch1">
        <chart:title svg:x="7.18cm" svg:y="0.314cm" chart:style-name="ch2">
          <text:p>Experimento 1</text:p>
        </chart:title>
        <chart:legend chart:legend-position="end" svg:x="11.41cm" svg:y="3.657cm" style:legend-expansion="high" chart:style-name="ch3"/>
        <chart:plot-area chart:style-name="ch4" table:cell-range-address="Sheet1.A3:Sheet1.D7" chart:data-source-has-labels="row" svg:x="1.358cm" svg:y="1.297cm" svg:width="9.705cm" svg:height="6.453cm">
          <chartooo:coordinate-region svg:x="2.085cm" svg:y="1.497cm" svg:width="8.698cm" svg:height="5.606cm"/>
          <chart:axis chart:dimension="x" chart:name="primary-x" chart:style-name="ch5">
            <chart:title svg:x="5.161cm" svg:y="7.928cm" chart:style-name="ch6">
              <text:p>m + 1 (n = 10)</text:p>
            </chart:title>
          </chart:axis>
          <chart:axis chart:dimension="y" chart:name="primary-y" chart:style-name="ch5">
            <chart:title svg:x="0.451cm" svg:y="7.213cm" chart:style-name="ch7">
              <text:p>Segundos para correr 25 iteraciones</text:p>
            </chart:title>
            <chart:grid chart:style-name="ch8" chart:class="major"/>
          </chart:axis>
          <chart:series chart:style-name="ch9" chart:values-cell-range-address="Sheet1.B4:Sheet1.B7" chart:label-cell-address="Sheet1.B3:Sheet1.B3" chart:class="chart:scatter">
            <chart:domain table:cell-range-address="Sheet1.A4:Sheet1.A7"/>
            <chart:data-point chart:repeated="4"/>
          </chart:series>
          <chart:series chart:style-name="ch10" chart:values-cell-range-address="Sheet1.C4:Sheet1.C7" chart:label-cell-address="Sheet1.C3:Sheet1.C3" chart:class="chart:scatter">
            <chart:data-point chart:repeated="4"/>
          </chart:series>
          <chart:series chart:style-name="ch11" chart:values-cell-range-address="Sheet1.D4:Sheet1.D7" chart:label-cell-address="Sheet1.D3:Sheet1.D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uss optimizado para Banda</text:p>
                <draw:g>
                  <svg:desc>Sheet1.B3:Sheet1.B3</svg:desc>
                </draw:g>
              </table:table-cell>
              <table:table-cell office:value-type="string">
                <text:p>LU</text:p>
                <draw:g>
                  <svg:desc>Sheet1.C3:Sheet1.C3</svg:desc>
                </draw:g>
              </table:table-cell>
              <table:table-cell office:value-type="string">
                <text:p>Gauss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4:Sheet1.A7</svg:desc>
                </draw:g>
              </table:table-cell>
              <table:table-cell office:value-type="float" office:value="0.043">
                <text:p>0.043</text:p>
                <draw:g>
                  <svg:desc>Sheet1.B4:Sheet1.B7</svg:desc>
                </draw:g>
              </table:table-cell>
              <table:table-cell office:value-type="float" office:value="0.048">
                <text:p>0.048</text:p>
                <draw:g>
                  <svg:desc>Sheet1.C4:Sheet1.C7</svg:desc>
                </draw:g>
              </table:table-cell>
              <table:table-cell office:value-type="float" office:value="0.046">
                <text:p>0.046</text:p>
                <draw:g>
                  <svg:desc>Sheet1.D4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.073">
                <text:p>0.073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77">
                <text:p>0.177</text:p>
              </table:table-cell>
              <table:table-cell office:value-type="float" office:value="0.761">
                <text:p>0.76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363">
                <text:p>0.363</text:p>
              </table:table-cell>
              <table:table-cell office:value-type="float" office:value="2.697">
                <text:p>2.697</text:p>
              </table:table-cell>
              <table:table-cell office:value-type="float" office:value="2.313">
                <text:p>2.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16cm" xlink:href=".." xlink:type="simple" chart:class="chart:scatter" chart:style-name="ch1">
        <chart:title svg:x="6.492cm" svg:y="0.316cm" chart:style-name="ch2">
          <text:p>Experimento 2</text:p>
        </chart:title>
        <chart:legend chart:legend-position="end" svg:x="10.035cm" svg:y="3.711cm" style:legend-expansion="high" chart:style-name="ch3"/>
        <chart:plot-area chart:style-name="ch4" table:cell-range-address="Sheet1.I25:Sheet1.L31" chart:data-source-has-labels="row" svg:x="1.331cm" svg:y="1.301cm" svg:width="8.384cm" svg:height="6.554cm">
          <chartooo:coordinate-region svg:x="2.058cm" svg:y="1.5cm" svg:width="7.377cm" svg:height="5.708cm"/>
          <chart:axis chart:dimension="x" chart:name="primary-x" chart:style-name="ch5">
            <chart:title svg:x="5.122cm" svg:y="8.035cm" chart:style-name="ch6">
              <text:p>ninst</text:p>
            </chart:title>
          </chart:axis>
          <chart:axis chart:dimension="y" chart:name="primary-y" chart:style-name="ch5">
            <chart:title svg:x="0.451cm" svg:y="7.268cm" chart:style-name="ch7">
              <text:p>Segundos para correr 25 iteraciones</text:p>
            </chart:title>
            <chart:grid chart:style-name="ch8" chart:class="major"/>
          </chart:axis>
          <chart:series chart:style-name="ch9" chart:values-cell-range-address="Sheet1.J26:Sheet1.J31" chart:label-cell-address="Sheet1.J25:Sheet1.J25" chart:class="chart:scatter">
            <chart:domain table:cell-range-address="Sheet1.I26:Sheet1.I31"/>
            <chart:data-point chart:repeated="6"/>
          </chart:series>
          <chart:series chart:style-name="ch10" chart:values-cell-range-address="Sheet1.K26:Sheet1.K31" chart:label-cell-address="Sheet1.K25:Sheet1.K25" chart:class="chart:scatter">
            <chart:data-point chart:repeated="6"/>
          </chart:series>
          <chart:series chart:style-name="ch11" chart:values-cell-range-address="Sheet1.L26:Sheet1.L31" chart:label-cell-address="Sheet1.L25:Sheet1.L2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Gauss optimizado para Banda</text:p>
                <draw:g>
                  <svg:desc>Sheet1.J25:Sheet1.J25</svg:desc>
                </draw:g>
              </table:table-cell>
              <table:table-cell office:value-type="string">
                <text:p>LU</text:p>
                <draw:g>
                  <svg:desc>Sheet1.K25:Sheet1.K25</svg:desc>
                </draw:g>
              </table:table-cell>
              <table:table-cell office:value-type="string">
                <text:p>Gauss</text:p>
                <draw:g>
                  <svg:desc>Sheet1.L25:Sheet1.L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6:Sheet1.I31</svg:desc>
                </draw:g>
              </table:table-cell>
              <table:table-cell office:value-type="float" office:value="0.046">
                <text:p>0.046</text:p>
                <draw:g>
                  <svg:desc>Sheet1.J26:Sheet1.J31</svg:desc>
                </draw:g>
              </table:table-cell>
              <table:table-cell office:value-type="float" office:value="0.082">
                <text:p>0.082</text:p>
                <draw:g>
                  <svg:desc>Sheet1.K26:Sheet1.K31</svg:desc>
                </draw:g>
              </table:table-cell>
              <table:table-cell office:value-type="float" office:value="0.101">
                <text:p>0.101</text:p>
                <draw:g>
                  <svg:desc>Sheet1.L26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">
                <text:p>0.061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105">
                <text:p>0.105</text:p>
              </table:table-cell>
              <table:table-cell office:value-type="float" office:value="0.086">
                <text:p>0.08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39">
                <text:p>0.139</text:p>
              </table:table-cell>
              <table:table-cell office:value-type="float" office:value="0.131">
                <text:p>0.131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34">
                <text:p>0.534</text:p>
              </table:table-cell>
              <table:table-cell office:value-type="float" office:value="0.333">
                <text:p>0.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924">
                <text:p>0.924</text:p>
              </table:table-cell>
              <table:table-cell office:value-type="float" office:value="0.652">
                <text:p>0.652</text:p>
              </table:table-cell>
              <table:table-cell office:value-type="float" office:value="1.942">
                <text:p>1.9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1cm" svg:height="8.989cm" xlink:href=".." xlink:type="simple" chart:class="chart:bar" chart:style-name="ch1">
        <chart:title svg:x="6.478cm" svg:y="0.315cm" chart:style-name="ch2">
          <text:p>Experimento 3</text:p>
        </chart:title>
        <chart:legend chart:legend-position="end" svg:x="10.596cm" svg:y="3.697cm" style:legend-expansion="high" chart:style-name="ch3"/>
        <chart:plot-area chart:style-name="ch4" table:cell-range-address="Sheet1.J1:Sheet1.M4" chart:data-source-has-labels="both" svg:x="1.33cm" svg:y="1.299cm" svg:width="8.947cm" svg:height="6.53cm">
          <chartooo:coordinate-region svg:x="2.057cm" svg:y="1.499cm" svg:width="8.22cm" svg:height="5.683cm"/>
          <chart:axis chart:dimension="x" chart:name="primary-x" chart:style-name="ch5" chartooo:axis-type="auto">
            <chartooo:date-scale/>
            <chart:title svg:x="3.92cm" svg:y="8.008cm" chart:style-name="ch6">
              <text:p>Dimensiones de la matriz</text:p>
            </chart:title>
            <chart:categories table:cell-range-address="Sheet1.J2:Sheet1.J4"/>
          </chart:axis>
          <chart:axis chart:dimension="y" chart:name="primary-y" chart:style-name="ch7">
            <chart:title svg:x="0.451cm" svg:y="7.254cm" chart:style-name="ch8">
              <text:p>Segundos para correr 25 iteraciones</text:p>
            </chart:title>
            <chart:grid chart:style-name="ch9" chart:class="major"/>
          </chart:axis>
          <chart:series chart:style-name="ch10" chart:values-cell-range-address="Sheet1.K2:Sheet1.K4" chart:label-cell-address="Sheet1.K1:Sheet1.K1" chart:class="chart:bar">
            <chart:data-point chart:repeated="3"/>
          </chart:series>
          <chart:series chart:style-name="ch11" chart:values-cell-range-address="Sheet1.L2:Sheet1.L4" chart:label-cell-address="Sheet1.L1:Sheet1.L1" chart:class="chart:bar">
            <chart:data-point chart:repeated="3"/>
          </chart:series>
          <chart:series chart:style-name="ch12" chart:values-cell-range-address="Sheet1.M2:Sheet1.M4" chart:label-cell-address="Sheet1.M1:Sheet1.M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 optimizado para Banda</text:p>
                <draw:g>
                  <svg:desc>Sheet1.K1:Sheet1.K1</svg:desc>
                </draw:g>
              </table:table-cell>
              <table:table-cell office:value-type="string">
                <text:p>LU</text:p>
                <draw:g>
                  <svg:desc>Sheet1.L1:Sheet1.L1</svg:desc>
                </draw:g>
              </table:table-cell>
              <table:table-cell office:value-type="string">
                <text:p>Gauss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m</text:p>
                <draw:g>
                  <svg:desc>Sheet1.J2:Sheet1.J4</svg:desc>
                </draw:g>
              </table:table-cell>
              <table:table-cell office:value-type="float" office:value="0.152">
                <text:p>0.152</text:p>
                <draw:g>
                  <svg:desc>Sheet1.K2:Sheet1.K4</svg:desc>
                </draw:g>
              </table:table-cell>
              <table:table-cell office:value-type="float" office:value="0.587">
                <text:p>0.587</text:p>
                <draw:g>
                  <svg:desc>Sheet1.L2:Sheet1.L4</svg:desc>
                </draw:g>
              </table:table-cell>
              <table:table-cell office:value-type="float" office:value="0.492">
                <text:p>0.492</text:p>
                <draw:g>
                  <svg:desc>Sheet1.M2:Sheet1.M4</svg:desc>
                </draw:g>
              </table:table-cell>
            </table:table-row>
            <table:table-row>
              <table:table-cell office:value-type="string">
                <text:p>2xm 2xn</text:p>
              </table:table-cell>
              <table:table-cell office:value-type="float" office:value="0.246">
                <text:p>0.246</text:p>
              </table:table-cell>
              <table:table-cell office:value-type="float" office:value="0.8">
                <text:p>0.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4xn</text:p>
              </table:table-cell>
              <table:table-cell office:value-type="float" office:value="0.516">
                <text:p>0.516</text:p>
              </table:table-cell>
              <table:table-cell office:value-type="float" office:value="1.117">
                <text:p>1.117</text:p>
              </table:table-cell>
              <table:table-cell office:value-type="float" office:value="1.067">
                <text:p>1.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35cm" svg:height="11.912cm" xlink:href=".." xlink:type="simple" chart:class="chart:scatter" chart:style-name="ch1">
        <chart:title svg:x="7.805cm" svg:y="0.374cm" chart:style-name="ch2">
          <text:p>Experimento 2</text:p>
        </chart:title>
        <chart:legend chart:legend-position="end" svg:x="12.661cm" svg:y="5.159cm" style:legend-expansion="high" chart:style-name="ch3"/>
        <chart:plot-area chart:style-name="ch4" table:cell-range-address="Sheet1.D35:Sheet1.G41" chart:data-source-has-labels="row" svg:x="0.815cm" svg:y="0.267cm" svg:width="10.474cm" svg:height="11.161cm">
          <chartooo:coordinate-region svg:x="1.251cm" svg:y="0.466cm" svg:width="9.759cm" svg:height="10.315cm"/>
          <chart:axis chart:dimension="x" chart:name="primary-x" chart:style-name="ch5">
            <chart:title svg:x="5.651cm" svg:y="11.352cm" chart:style-name="ch6">
              <text:p>ninst</text:p>
            </chart:title>
          </chart:axis>
          <chart:axis chart:dimension="y" chart:name="primary-y" chart:style-name="ch5">
            <chart:title svg:x="0cm" svg:y="8.629cm" chart:style-name="ch7">
              <text:p>Segundos para correr 100 iteraciones</text:p>
            </chart:title>
            <chart:grid chart:style-name="ch8" chart:class="major"/>
          </chart:axis>
          <chart:series chart:style-name="ch9" chart:values-cell-range-address="Sheet1.E36:Sheet1.E41" chart:label-cell-address="Sheet1.E35:Sheet1.E35" chart:class="chart:scatter">
            <chart:domain table:cell-range-address="Sheet1.D36:Sheet1.D41"/>
            <chart:data-point chart:repeated="6"/>
          </chart:series>
          <chart:series chart:style-name="ch10" chart:values-cell-range-address="Sheet1.F36:Sheet1.F41" chart:label-cell-address="Sheet1.F35:Sheet1.F35" chart:class="chart:scatter">
            <chart:data-point chart:repeated="6"/>
          </chart:series>
          <chart:series chart:style-name="ch11" chart:values-cell-range-address="Sheet1.G36:Sheet1.G41" chart:label-cell-address="Sheet1.G35:Sheet1.G3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Gauss optimizado para Banda</text:p>
                <draw:g>
                  <svg:desc>Sheet1.E35:Sheet1.E35</svg:desc>
                </draw:g>
              </table:table-cell>
              <table:table-cell office:value-type="string">
                <text:p>LU</text:p>
                <draw:g>
                  <svg:desc>Sheet1.F35:Sheet1.F35</svg:desc>
                </draw:g>
              </table:table-cell>
              <table:table-cell office:value-type="string">
                <text:p>Gauss</text:p>
                <draw:g>
                  <svg:desc>Sheet1.G35:Sheet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36:Sheet1.D41</svg:desc>
                </draw:g>
              </table:table-cell>
              <table:table-cell office:value-type="float" office:value="0.188">
                <text:p>0.188</text:p>
                <draw:g>
                  <svg:desc>Sheet1.E36:Sheet1.E41</svg:desc>
                </draw:g>
              </table:table-cell>
              <table:table-cell office:value-type="float" office:value="0.232">
                <text:p>0.232</text:p>
                <draw:g>
                  <svg:desc>Sheet1.F36:Sheet1.F41</svg:desc>
                </draw:g>
              </table:table-cell>
              <table:table-cell office:value-type="float" office:value="0.264">
                <text:p>0.264</text:p>
                <draw:g>
                  <svg:desc>Sheet1.G36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2">
                <text:p>0.242</text:p>
              </table:table-cell>
              <table:table-cell office:value-type="float" office:value="0.273">
                <text:p>0.273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65">
                <text:p>0.365</text:p>
              </table:table-cell>
              <table:table-cell office:value-type="float" office:value="0.391">
                <text:p>0.391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32">
                <text:p>0.532</text:p>
              </table:table-cell>
              <table:table-cell office:value-type="float" office:value="0.516">
                <text:p>0.516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97">
                <text:p>1.897</text:p>
              </table:table-cell>
              <table:table-cell office:value-type="float" office:value="1.603">
                <text:p>1.603</text:p>
              </table:table-cell>
              <table:table-cell office:value-type="float" office:value="4.132">
                <text:p>4.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598">
                <text:p>3.598</text:p>
              </table:table-cell>
              <table:table-cell office:value-type="float" office:value="2.784">
                <text:p>2.784</text:p>
              </table:table-cell>
              <table:table-cell office:value-type="float" office:value="7.658">
                <text:p>7.6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15cm" xlink:href=".." xlink:type="simple" chart:class="chart:scatter" chart:style-name="ch1">
        <chart:legend chart:legend-position="end" svg:x="10.034cm" svg:y="3.71cm" style:legend-expansion="high" chart:style-name="ch2"/>
        <chart:plot-area chart:style-name="ch3" table:cell-range-address="Sheet1.I25:Sheet1.L28" chart:data-source-has-labels="row" svg:x="0.32cm" svg:y="0.18cm" svg:width="9.394cm" svg:height="8.655cm">
          <chartooo:coordinate-region svg:x="1.232cm" svg:y="0.379cm" svg:width="8.242cm" svg:height="7.8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6:Sheet1.J28" chart:label-cell-address="Sheet1.J25:Sheet1.J25" chart:class="chart:scatter">
            <chart:domain table:cell-range-address="Sheet1.I26:Sheet1.I28"/>
            <chart:data-point chart:repeated="3"/>
          </chart:series>
          <chart:series chart:style-name="ch7" chart:values-cell-range-address="Sheet1.K26:Sheet1.K28" chart:label-cell-address="Sheet1.K25:Sheet1.K25" chart:class="chart:scatter">
            <chart:data-point chart:repeated="3"/>
          </chart:series>
          <chart:series chart:style-name="ch8" chart:values-cell-range-address="Sheet1.L26:Sheet1.L28" chart:label-cell-address="Sheet1.L25:Sheet1.L25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Gauss optimizado para Banda</text:p>
                <draw:g>
                  <svg:desc>Sheet1.J25:Sheet1.J25</svg:desc>
                </draw:g>
              </table:table-cell>
              <table:table-cell office:value-type="string">
                <text:p>LU</text:p>
                <draw:g>
                  <svg:desc>Sheet1.K25:Sheet1.K25</svg:desc>
                </draw:g>
              </table:table-cell>
              <table:table-cell office:value-type="string">
                <text:p>Gauss</text:p>
                <draw:g>
                  <svg:desc>Sheet1.L25:Sheet1.L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6:Sheet1.I28</svg:desc>
                </draw:g>
              </table:table-cell>
              <table:table-cell office:value-type="float" office:value="0.046">
                <text:p>0.046</text:p>
                <draw:g>
                  <svg:desc>Sheet1.J26:Sheet1.J28</svg:desc>
                </draw:g>
              </table:table-cell>
              <table:table-cell office:value-type="float" office:value="0.082">
                <text:p>0.082</text:p>
                <draw:g>
                  <svg:desc>Sheet1.K26:Sheet1.K28</svg:desc>
                </draw:g>
              </table:table-cell>
              <table:table-cell office:value-type="float" office:value="0.101">
                <text:p>0.101</text:p>
                <draw:g>
                  <svg:desc>Sheet1.L26:Sheet1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">
                <text:p>0.061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105">
                <text:p>0.105</text:p>
              </table:table-cell>
              <table:table-cell office:value-type="float" office:value="0.086">
                <text:p>0.086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69cm" svg:height="12.977cm" xlink:href=".." xlink:type="simple" chart:class="chart:scatter" chart:style-name="ch1">
        <chart:title svg:x="8.472cm" svg:y="0.395cm" chart:style-name="ch2">
          <text:p>Experimento 2</text:p>
        </chart:title>
        <chart:legend chart:legend-position="end" svg:x="13.995cm" svg:y="5.691cm" style:legend-expansion="high" chart:style-name="ch3"/>
        <chart:plot-area chart:style-name="ch4" table:cell-range-address="Sheet1.D35:Sheet1.G39" chart:data-source-has-labels="row" svg:x="1.41cm" svg:y="1.459cm" svg:width="12.186cm" svg:height="10.278cm">
          <chartooo:coordinate-region svg:x="2.137cm" svg:y="1.659cm" svg:width="11.272cm" svg:height="9.431cm"/>
          <chart:axis chart:dimension="x" chart:name="primary-x" chart:style-name="ch5">
            <chart:title svg:x="7.102cm" svg:y="11.996cm" chart:style-name="ch6">
              <text:p>ninst</text:p>
            </chart:title>
          </chart:axis>
          <chart:axis chart:dimension="y" chart:name="primary-y" chart:style-name="ch5">
            <chart:title svg:x="0.451cm" svg:y="9.38cm" chart:style-name="ch7">
              <text:p>Segundos para correr 100 iteraciones</text:p>
            </chart:title>
            <chart:grid chart:style-name="ch8" chart:class="major"/>
          </chart:axis>
          <chart:series chart:style-name="ch9" chart:values-cell-range-address="Sheet1.E36:Sheet1.E39" chart:label-cell-address="Sheet1.E35:Sheet1.E35" chart:class="chart:scatter">
            <chart:domain table:cell-range-address="Sheet1.D36:Sheet1.D39"/>
            <chart:data-point chart:repeated="4"/>
          </chart:series>
          <chart:series chart:style-name="ch10" chart:values-cell-range-address="Sheet1.F36:Sheet1.F39" chart:label-cell-address="Sheet1.F35:Sheet1.F35" chart:class="chart:scatter">
            <chart:data-point chart:repeated="4"/>
          </chart:series>
          <chart:series chart:style-name="ch11" chart:values-cell-range-address="Sheet1.G36:Sheet1.G39" chart:label-cell-address="Sheet1.G35:Sheet1.G35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Gauss optimizado para Banda</text:p>
                <draw:g>
                  <svg:desc>Sheet1.E35:Sheet1.E35</svg:desc>
                </draw:g>
              </table:table-cell>
              <table:table-cell office:value-type="string">
                <text:p>LU</text:p>
                <draw:g>
                  <svg:desc>Sheet1.F35:Sheet1.F35</svg:desc>
                </draw:g>
              </table:table-cell>
              <table:table-cell office:value-type="string">
                <text:p>Gauss</text:p>
                <draw:g>
                  <svg:desc>Sheet1.G35:Sheet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36:Sheet1.D39</svg:desc>
                </draw:g>
              </table:table-cell>
              <table:table-cell office:value-type="float" office:value="0.188">
                <text:p>0.188</text:p>
                <draw:g>
                  <svg:desc>Sheet1.E36:Sheet1.E39</svg:desc>
                </draw:g>
              </table:table-cell>
              <table:table-cell office:value-type="float" office:value="0.232">
                <text:p>0.232</text:p>
                <draw:g>
                  <svg:desc>Sheet1.F36:Sheet1.F39</svg:desc>
                </draw:g>
              </table:table-cell>
              <table:table-cell office:value-type="float" office:value="0.264">
                <text:p>0.264</text:p>
                <draw:g>
                  <svg:desc>Sheet1.G36:Sheet1.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2">
                <text:p>0.242</text:p>
              </table:table-cell>
              <table:table-cell office:value-type="float" office:value="0.273">
                <text:p>0.273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65">
                <text:p>0.365</text:p>
              </table:table-cell>
              <table:table-cell office:value-type="float" office:value="0.391">
                <text:p>0.391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32">
                <text:p>0.532</text:p>
              </table:table-cell>
              <table:table-cell office:value-type="float" office:value="0.516">
                <text:p>0.516</text:p>
              </table:table-cell>
              <table:table-cell office:value-type="float" office:value="0.965">
                <text:p>0.9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